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 style:list-style-name="L2">
      <style:paragraph-properties fo:text-align="start" style:justify-single-word="false"/>
    </style:style>
    <style:style style:name="P14" style:family="paragraph" style:parent-style-name="Standard" style:list-style-name="L3">
      <style:paragraph-properties fo:text-align="start" style:justify-single-word="false"/>
    </style:style>
    <style:style style:name="P15" style:family="paragraph" style:parent-style-name="Standard" style:list-style-name="L2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normal" fo:font-weight="normal" fo:background-color="#cccccc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cccccc"/>
    </style:style>
    <style:style style:name="T6" style:family="text">
      <style:text-properties fo:background-color="#b3b3b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background-color="#b3b3b3" style:font-style-asian="normal" style:font-style-complex="normal"/>
    </style:style>
    <style:style style:name="T9" style:family="text">
      <style:text-properties fo:background-color="#0099f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Batch User Manual</text:p>
      <text:p text:style-name="P7"/>
      <text:p text:style-name="P4">System Requirements</text:p>
      <text:p text:style-name="P10"/>
      <text:list xml:id="list1903892547" text:style-name="L1">
        <text:list-item>
          <text:p text:style-name="P12"><text:span text:style-name="T1">SeaDAS 6.2 installed (</text:span><text:a xlink:type="simple" xlink:href="http://oceancolor.gsfc.nasa.gov/seadas/"><text:span text:style-name="T1">http://oceancolor.gsfc.nasa.gov/seadas/</text:span></text:a><text:span text:style-name="T1">).</text:span></text:p>
        </text:list-item>
        <text:list-item>
          <text:p text:style-name="P12"><text:span text:style-name="T2">bash</text:span><text:span text:style-name="T1"> as your UNIX shell environment.</text:span></text:p>
        </text:list-item>
      </text:list>
      <text:p text:style-name="P6"/>
      <text:p text:style-name="P4">Installation</text:p>
      <text:p text:style-name="P6"/>
      <text:list xml:id="list944797695" text:style-name="L2">
        <text:list-item>
          <text:p text:style-name="P13">Construct a directory where you want SeaBatch to be installed. This directory can be located anywhere on your system (ie. your home directory or Desktop).</text:p>
        </text:list-item>
        <text:list-item>
          <text:p text:style-name="P13">Download the file <text:span text:style-name="T4">seabatch2.0.tar.gz </text:span><text:span text:style-name="T7">and place it in the SeaBatch installation directory.</text:span></text:p>
        </text:list-item>
        <text:list-item>
          <text:p text:style-name="P13">Open a terminal window. </text:p>
        </text:list-item>
        <text:list-item>
          <text:p text:style-name="P13">Change directories to the SeaBatch installation directory: <text:span text:style-name="T6">cd seabatch_installation_directory</text:span></text:p>
        </text:list-item>
        <text:list-item>
          <text:p text:style-name="P13">Unzip the file <text:span text:style-name="T4">seabatch2.0.tar.gz</text:span><text:span text:style-name="T7">: </text:span><text:span text:style-name="T8">tar -xzpf seabatch2.0.tar.gz</text:span></text:p>
        </text:list-item>
        <text:list-item>
          <text:p text:style-name="P15">Run the script <text:span text:style-name="T4">install_seabatch.sh</text:span>: <text:span text:style-name="T6">./install_seabatch.sh</text:span></text:p>
        </text:list-item>
      </text:list>
      <text:p text:style-name="P5"/>
      <text:p text:style-name="P4"/>
      <text:p text:style-name="P4"/>
      <text:p text:style-name="P5"/>
      <text:p text:style-name="P5"/>
      <text:p text:style-name="P6"/>
      <text:p text:style-name="P6"/>
      <text:list xml:id="list449874513" text:style-name="L3">
        <text:list-header>
          <text:p text:style-name="P14"/>
          <text:p text:style-name="P14"/>
        </text:list-header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Brown</meta:initial-creator>
    <meta:creation-date>2011-07-09T23:43:17</meta:creation-date>
    <dc:date>2011-07-21T00:02:45</dc:date>
    <dc:creator>Michael Brown</dc:creator>
    <meta:editing-duration>PT1H22M36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1" meta:paragraph-count="11" meta:word-count="86" meta:character-count="638"/>
  </office:meta>
</office:document-meta>
</file>